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rativ Mjukvaruutveckling, Ht14.</text:p>
      <text:p text:style-name="P2"/>
      <text:p text:style-name="P5">Laboration 1</text:p>
      <text:p text:style-name="P5"/>
      <text:p text:style-name="P5">Uppgift 3B</text:p>
      <text:p text:style-name="P5"/>
      <text:p text:style-name="P6">Strategi</text:p>
      <text:list xml:id="list3417159177477992833" text:style-name="L1">
        <text:list-item>
          <text:p text:style-name="P11">Börja i god tid. </text:p>
        </text:list-item>
        <text:list-item>
          <text:p text:style-name="P11">Läs igenom <text:s/>uppgiften och reflektera över vad som ska göras.</text:p>
        </text:list-item>
        <text:list-item>
          <text:p text:style-name="P11">Utgå ifrån uteslutningsmetoden över vilka metoder och lösningar man kan använda sig utav.</text:p>
        </text:list-item>
        <text:list-item>
          <text:p text:style-name="P11">Skriv så mycket utav koden som möjligt utifrån eget kunnande.</text:p>
        </text:list-item>
        <text:list-item>
          <text:p text:style-name="P11">Felsök sedan med hjälp av internet och de kurslitteratur vi haft tillgång till sedan tidigare.</text:p>
        </text:list-item>
      </text:list>
      <text:p text:style-name="P3"/>
      <text:p text:style-name="P4">Delmoment</text:p>
      <text:list xml:id="list5937789514910515215" text:style-name="L2">
        <text:list-item>
          <text:p text:style-name="P12">Läs igenom instruktionerna – analysera problemet.</text:p>
        </text:list-item>
        <text:list-item>
          <text:p text:style-name="P12">Gör en grov skiss över hur problemet ska lösas.</text:p>
        </text:list-item>
        <text:list-item>
          <text:p text:style-name="P12">Kontrollera att de valda metoderna/satserna uppfyller kraven för uppgiften samt är kompatibla med varandra.</text:p>
        </text:list-item>
        <text:list-item>
          <text:p text:style-name="P12">Fundera över vilka fel som kan uppstå/osäkra moment och ta reda på lösningar till de problemen.</text:p>
        </text:list-item>
        <text:list-item>
          <text:p text:style-name="P12">Koda – Tänk på: Vilka variabler MÅSTE vara med. Skriv kommentarer. Undvik slarvfel. DRY. </text:p>
        </text:list-item>
        <text:list-item>
          <text:p text:style-name="P12">Eventuellt felsök.</text:p>
        </text:list-item>
        <text:list-item>
          <text:p text:style-name="P12">Reflektera.</text:p>
        </text:list-item>
      </text:list>
      <text:p text:style-name="P1"/>
      <text:p text:style-name="P7"><text:span text:style-name="T1">Planerad tid</text:span><text:span text:style-name="T2"> :<text:tab/>4</text:span>h 0 min</text:p>
      <text:p text:style-name="P7"/>
      <text:p text:style-name="P1"><text:span text:style-name="T1">Praktisk tid</text:span> : <text:tab/>0 h 0 min</text:p>
      <text:p text:style-name="P1"/>
      <text:p text:style-name="P8">Avvikelser från planeringen :</text:p>
      <text:p text:style-name="P9"/>
      <text:p text:style-name="P7"/>
      <text:p text:style-name="P8">Reflektioner :</text:p>
      <text:p text:style-name="P10"/>
      <text:p text:style-name="P7"/>
      <text:p text:style-name="P6">Tidslogg</text:p>
      <text:p text:style-name="P7">dag d/d<text:tab/>: 0 h 0 min.</text:p>
      <text:p text:style-name="P7"/>
      <text:p text:style-name="P6">Refrerens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olina Skov Pedersen</meta:initial-creator>
    <meta:creation-date>2014-11-20T10:32:44.18</meta:creation-date>
    <dc:date>2014-11-20T14:32:34.78</dc:date>
    <dc:creator>Carolina Skov Pedersen</dc:creator>
    <meta:editing-duration>PT36M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4" meta:word-count="163" meta:character-count="952"/>
  </office:meta>
</office:document-meta>
</file>